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2" style:family="paragraph">
      <style:paragraph-properties fo:line-height="115%"/>
    </style:style>
    <style:style style:name="P3" style:parent-style-name="Standard" style:family="paragraph">
      <style:paragraph-properties fo:line-height="115%"/>
      <style:text-properties fo:language="da" fo:country="DK"/>
    </style:style>
    <style:style style:name="P4" style:parent-style-name="Standard" style:list-style-name="LFO2" style:family="paragraph">
      <style:paragraph-properties fo:line-height="115%"/>
      <style:text-properties fo:language="da" fo:country="DK"/>
    </style:style>
    <style:style style:name="P5" style:parent-style-name="Standard" style:family="paragraph">
      <style:paragraph-properties fo:line-height="115%"/>
      <style:text-properties fo:language="da" fo:country="DK"/>
    </style:style>
    <style:style style:name="P6" style:parent-style-name="Standard" style:list-style-name="LFO2" style:family="paragraph">
      <style:paragraph-properties fo:line-height="115%"/>
    </style:style>
    <style:style style:name="P7" style:parent-style-name="Standard" style:family="paragraph">
      <style:paragraph-properties fo:line-height="115%"/>
      <style:text-properties fo:language="da" fo:country="DK"/>
    </style:style>
    <style:style style:name="P8" style:parent-style-name="Standard" style:list-style-name="LFO2" style:family="paragraph">
      <style:paragraph-properties fo:line-height="115%"/>
      <style:text-properties fo:color="#FF0000" fo:language="da" fo:country="DK"/>
    </style:style>
    <style:style style:name="P9" style:parent-style-name="Standard" style:family="paragraph">
      <style:paragraph-properties fo:line-height="115%"/>
      <style:text-properties fo:color="#FF0000" fo:language="da" fo:country="DK"/>
    </style:style>
    <style:style style:name="P10" style:parent-style-name="Standard" style:list-style-name="LFO2" style:family="paragraph">
      <style:paragraph-properties fo:line-height="115%"/>
      <style:text-properties fo:color="#FF0000" fo:language="da" fo:country="DK"/>
    </style:style>
    <style:style style:name="P11" style:parent-style-name="Normal" style:family="paragraph">
      <style:paragraph-properties fo:line-height="115%"/>
      <style:text-properties fo:language="da" fo:country="DK"/>
    </style:style>
    <style:style style:name="P12" style:parent-style-name="Listeafsnit" style:family="paragraph">
      <style:paragraph-properties fo:margin-bottom="0in" fo:line-height="115%"/>
      <style:text-properties fo:language="da" fo:country="DK"/>
    </style:style>
    <style:style style:name="P13" style:parent-style-name="Listeafsnit" style:family="paragraph">
      <style:paragraph-properties fo:margin-bottom="0in" fo:line-height="115%" fo:margin-left="0in">
        <style:tab-stops/>
      </style:paragraph-properties>
      <style:text-properties fo:font-weight="bold" style:font-weight-asian="bold" fo:language="da" fo:country="DK"/>
    </style:style>
    <style:style style:name="P14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15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16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17" style:parent-style-name="Listeafsnit" style:family="paragraph">
      <style:paragraph-properties fo:margin-bottom="0in" fo:line-height="115%" fo:margin-left="0in">
        <style:tab-stops/>
      </style:paragraph-properties>
      <style:text-properties fo:language="da" fo:country="DK"/>
    </style:style>
    <style:style style:name="P18" style:parent-style-name="Listeafsnit" style:family="paragraph">
      <style:paragraph-properties fo:margin-bottom="0in" fo:line-height="115%" fo:margin-left="0in">
        <style:tab-stops/>
      </style:paragraph-properties>
    </style:style>
    <style:style style:name="T19" style:parent-style-name="Standardskrifttypeiafsnit" style:family="text">
      <style:text-properties fo:font-weight="bold" style:font-weight-asian="bold" fo:language="da" fo:country="DK"/>
    </style:style>
    <style:style style:name="P20" style:parent-style-name="Listeafsnit" style:list-style-name="LFO4" style:family="paragraph">
      <style:paragraph-properties fo:margin-bottom="0in" fo:line-height="115%"/>
      <style:text-properties fo:language="da" fo:country="DK"/>
    </style:style>
    <style:style style:name="P21" style:parent-style-name="Listeafsnit" style:list-style-name="LFO4" style:family="paragraph">
      <style:paragraph-properties fo:margin-bottom="0in" fo:line-height="115%"/>
      <style:text-properties fo:language="da" fo:country="DK"/>
    </style:style>
    <style:style style:name="P22" style:parent-style-name="Listeafsnit" style:list-style-name="LFO4" style:family="paragraph">
      <style:paragraph-properties fo:margin-bottom="0in" fo:line-height="115%"/>
      <style:text-properties fo:language="da" fo:country="DK"/>
    </style:style>
    <style:style style:name="P23" style:parent-style-name="Listeafsnit" style:list-style-name="LFO4" style:family="paragraph">
      <style:paragraph-properties fo:margin-bottom="0in" fo:line-height="115%"/>
      <style:text-properties fo:language="da" fo:country="DK"/>
    </style:style>
    <style:style style:name="P24" style:parent-style-name="Listeafsnit" style:list-style-name="LFO4" style:family="paragraph">
      <style:paragraph-properties fo:margin-bottom="0in" fo:line-height="115%"/>
      <style:text-properties fo:language="da" fo:country="DK"/>
    </style:style>
    <style:style style:name="P25" style:parent-style-name="Normal" style:family="paragraph">
      <style:paragraph-properties fo:line-height="115%"/>
      <style:text-properties fo:language="da" fo:country="DK"/>
    </style:style>
    <style:style style:name="P26" style:parent-style-name="Normal" style:family="paragraph">
      <style:paragraph-properties fo:line-height="115%"/>
      <style:text-properties fo:language="da" fo:country="DK"/>
    </style:style>
    <style:style style:name="P27" style:parent-style-name="Normal" style:family="paragraph">
      <style:paragraph-properties fo:line-height="115%"/>
    </style:style>
    <style:style style:name="T28" style:parent-style-name="Standardskrifttypeiafsnit" style:family="text">
      <style:text-properties fo:font-weight="bold" style:font-weight-asian="bold" fo:language="da" fo:country="DK"/>
    </style:style>
    <style:style style:name="T29" style:parent-style-name="Standardskrifttypeiafsnit" style:family="text">
      <style:text-properties fo:font-weight="bold" style:font-weight-asian="bold" fo:language="da" fo:country="DK"/>
    </style:style>
    <style:style style:name="P30" style:parent-style-name="Listeafsnit" style:list-style-name="LFO5" style:family="paragraph">
      <style:paragraph-properties fo:line-height="115%"/>
      <style:text-properties fo:language="da" fo:country="DK"/>
    </style:style>
    <style:style style:name="P31" style:parent-style-name="Listeafsnit" style:list-style-name="LFO5" style:family="paragraph">
      <style:paragraph-properties fo:line-height="115%"/>
      <style:text-properties fo:language="da" fo:country="DK"/>
    </style:style>
    <style:style style:name="P32" style:parent-style-name="Listeafsnit" style:list-style-name="LFO5" style:family="paragraph">
      <style:paragraph-properties fo:line-height="115%"/>
      <style:text-properties fo:language="da" fo:country="DK"/>
    </style:style>
    <style:style style:name="P33" style:parent-style-name="Listeafsnit" style:list-style-name="LFO5" style:family="paragraph">
      <style:paragraph-properties fo:line-height="115%"/>
      <style:text-properties fo:language="da" fo:country="DK"/>
    </style:style>
    <style:style style:name="P34" style:parent-style-name="Listeafsnit" style:list-style-name="LFO5" style:family="paragraph">
      <style:paragraph-properties fo:line-height="115%"/>
      <style:text-properties fo:language="da" fo:country="DK"/>
    </style:style>
    <style:style style:name="P35" style:parent-style-name="Normal" style:family="paragraph">
      <style:paragraph-properties fo:line-height="115%"/>
      <style:text-properties fo:language="da" fo:country="DK"/>
    </style:style>
    <style:style style:name="P36" style:parent-style-name="Normal" style:family="paragraph">
      <style:paragraph-properties fo:line-height="115%"/>
    </style:style>
    <style:style style:name="T37" style:parent-style-name="Standardskrifttypeiafsnit" style:family="text">
      <style:text-properties fo:font-weight="bold" style:font-weight-asian="bold" fo:language="da" fo:country="DK"/>
    </style:style>
    <style:style style:name="P38" style:parent-style-name="Normal" style:family="paragraph">
      <style:paragraph-properties fo:line-height="115%"/>
    </style:style>
    <style:style style:name="T39" style:parent-style-name="Standardskrifttypeiafsnit" style:family="text">
      <style:text-properties fo:language="da" fo:country="DK"/>
    </style:style>
    <style:style style:name="T40" style:parent-style-name="Standardskrifttypeiafsnit" style:family="text">
      <style:text-properties fo:language="da" fo:country="DK"/>
    </style:style>
  </office:automatic-styles>
  <office:body>
    <office:text text:use-soft-page-breaks="true">
      <text:p text:style-name="P1">Virksomhedsanalyse</text:p>
      <text:p text:style-name="Standard"/>
      <text:p text:style-name="Standard">Skal indeholde følgende:</text:p>
      <text:list text:style-name="LFO2" text:continue-numbering="true">
        <text:list-item>
          <text:p text:style-name="P2">Organisatorisk beskrivelse</text:p>
        </text:list-item>
      </text:list>
      <text:p text:style-name="P3"/>
      <text:list text:style-name="LFO2" text:continue-numbering="true">
        <text:list-item>
          <text:list>
            <text:list-item>
              <text:list>
                <text:list-item>
                  <text:p text:style-name="P4">Overveje hvor meget decentralisering af beslutningsrettigheder systemet kan medføre – kan dommere nu være<text:s/>behjælpelige med eksempelvis at flytte kampe og håndtere klager over rødt kort, eller skal ting som disse stadig ske hos turneringsledelsen?</text:p>
                </text:list-item>
              </text:list>
            </text:list-item>
          </text:list>
        </text:list-item>
      </text:list>
      <text:p text:style-name="P5"/>
      <text:list text:style-name="LFO2" text:continue-numbering="true">
        <text:list-item>
          <text:list>
            <text:list-item>
              <text:list>
                <text:list-item>
                  <text:p text:style-name="P6">Vurdere de organisatoriske fordele og ulemper ved det digitale system</text:p>
                </text:list-item>
              </text:list>
            </text:list-item>
          </text:list>
        </text:list-item>
      </text:list>
      <text:p text:style-name="P7"/>
      <text:list text:style-name="LFO2" text:continue-numbering="true">
        <text:list-item>
          <text:list>
            <text:list-item>
              <text:list>
                <text:list-item>
                  <text:p text:style-name="P8">Analysere personlighedstræk for systemkøber<text:s/>og/eller systembruger (See, Hear, Say &amp; Do, Think &amp; Feel, Pain, Gain)</text:p>
                </text:list-item>
              </text:list>
            </text:list-item>
          </text:list>
        </text:list-item>
      </text:list>
      <text:p text:style-name="P9"/>
      <text:list text:style-name="LFO2" text:continue-numbering="true">
        <text:list-item>
          <text:list>
            <text:list-item>
              <text:list>
                <text:list-item>
                  <text:p text:style-name="P10">Udfordre den efterspurgte it-løsning og forretningsmodel – hvad hvis forretningsmodellen blev grebet anderledes an? (Kan vi gøre det på en anderledes måde end nuværende – argumenter)</text:p>
                </text:list-item>
              </text:list>
            </text:list-item>
          </text:list>
        </text:list-item>
      </text:list>
      <text:p text:style-name="P11"/>
      <text:p text:style-name="P12"/>
      <text:p text:style-name="P13">Organisatorisk beskrivelse</text:p>
      <text:p text:style-name="P14"/>
      <text:p text:style-name="P15">Sjællands Boldspil-Union (SBU) er opbygget af fodboldklubber på Sjælland og udgår derved<text:s/>en fælles union for fodbold på Sjælland. Unionen er organisatorisk underlagt Dansk Boldspil-Union (DBU) og derfor også Danmarks Idrætsforbund (DIF). Den er drevet af frivillige. Unionen har eksisteret i over 100 år. Kun i de seneste 15 år er ligatabeller blevet udgivet elektronisk, før det, blev ligatabellerne ført ved pen og papir.</text:p>
      <text:p text:style-name="P16"/>
      <text:p text:style-name="P17"/>
      <text:p text:style-name="P18"><text:span text:style-name="T19">Fordele ved digitalt system</text:span></text:p>
      <text:list text:style-name="LFO4" text:continue-numbering="true">
        <text:list-item>
          <text:p text:style-name="P20">Tidsbesparende</text:p>
        </text:list-item>
        <text:list-item>
          <text:p text:style-name="P21">Nemmere at få overblik</text:p>
        </text:list-item>
        <text:list-item>
          <text:p text:style-name="P22">Alle har adgang til informationerne</text:p>
        </text:list-item>
        <text:list-item>
          <text:p text:style-name="P23">Informationer går ikke så tit tabt</text:p>
        </text:list-item>
        <text:list-item>
          <text:p text:style-name="P24">Sparer lagerplads</text:p>
        </text:list-item>
      </text:list>
      <text:p text:style-name="P25"/>
      <text:p text:style-name="P26"/>
      <text:p text:style-name="P27"><text:span text:style-name="T28">Ulemper ved digita</text:span><text:span text:style-name="T29">lt system</text:span></text:p>
      <text:list text:style-name="LFO5" text:continue-numbering="true">
        <text:list-item>
          <text:p text:style-name="P30">Yderligere elektronisk udstyr skal anskaffes fx en server</text:p>
        </text:list-item>
        <text:list-item>
          <text:p text:style-name="P31">Systemet skal vedligeholdes</text:p>
        </text:list-item>
        <text:list-item>
          <text:p text:style-name="P32">Systemet kan fejle</text:p>
        </text:list-item>
        <text:list-item>
          <text:p text:style-name="P33">Sikkerhedsrisici ved fx hacking</text:p>
        </text:list-item>
        <text:list-item>
          <text:p text:style-name="P34">Brugeren skal lære systemet før det kan bruges</text:p>
        </text:list-item>
      </text:list>
      <text:p text:style-name="P35"/>
      <text:p text:style-name="P36"><text:span text:style-name="T37">Overvejelse om decentralisering</text:span></text:p>
      <text:soft-page-break/>
      <text:p text:style-name="P38"><text:span text:style-name="T39">Beslutninger om den overordne</text:span><text:span text:style-name="T40">de spilleplan centraliseres hos turneringsledelsen, mens beslutninger vedrørende en individuel kamp kan decentraliseres til dommerne. Flytning af kampe vedrører spilleplan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afsnit" style:display-name="Listeafsnit" style:family="paragraph" style:parent-style-name="Standard">
      <style:paragraph-properties fo:margin-bottom="0.0833in" fo:margin-left="0.5in">
        <style:tab-stops/>
      </style:paragraph-properties>
      <style:text-properties style:font-name-asian="Calibri" style:font-size-complex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5z0" style:display-name="WW8Num5z0" style:family="text">
      <style:text-properties style:font-name="Symbol" style:font-name-complex="Symbol"/>
    </style:style>
    <style:style style:name="WW_CharLFO1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7T13:17:00Z</meta:creation-date>
    <dc:date>2014-11-09T14:54:00Z</dc:date>
    <meta:template xlink:href="Normal.dotm" xlink:type="simple"/>
    <meta:editing-cycles>12</meta:editing-cycles>
    <meta:editing-duration>PT3600S</meta:editing-duration>
    <meta:document-statistic meta:page-count="2" meta:paragraph-count="3" meta:word-count="246" meta:character-count="1749" meta:row-count="12" meta:non-whitespace-character-count="1506"/>
  </office:meta>
</office:document-meta>
</file>